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b052" officeooo:paragraph-rsid="001db052"/>
    </style:style>
    <style:style style:name="P2" style:family="paragraph" style:parent-style-name="Standard">
      <style:text-properties officeooo:rsid="001ef05c" officeooo:paragraph-rsid="001ef05c"/>
    </style:style>
    <style:style style:name="P3" style:family="paragraph" style:parent-style-name="Standard">
      <style:text-properties officeooo:rsid="001f1933" officeooo:paragraph-rsid="001f1933"/>
    </style:style>
    <style:style style:name="P4" style:family="paragraph" style:parent-style-name="Standard">
      <style:text-properties officeooo:rsid="001fa622" officeooo:paragraph-rsid="001fa622"/>
    </style:style>
    <style:style style:name="P5" style:family="paragraph" style:parent-style-name="Standard">
      <style:text-properties officeooo:rsid="0020b735" officeooo:paragraph-rsid="0020b735"/>
    </style:style>
    <style:style style:name="P6" style:family="paragraph" style:parent-style-name="Standard">
      <style:text-properties officeooo:rsid="0021cfda" officeooo:paragraph-rsid="0021cfda"/>
    </style:style>
    <style:style style:name="P7" style:family="paragraph" style:parent-style-name="Standard">
      <style:text-properties officeooo:rsid="0021cfda" officeooo:paragraph-rsid="0023bc3e"/>
    </style:style>
    <style:style style:name="P8" style:family="paragraph" style:parent-style-name="Standard">
      <style:text-properties officeooo:rsid="0023bc3e" officeooo:paragraph-rsid="0023bc3e"/>
    </style:style>
    <style:style style:name="P9" style:family="paragraph" style:parent-style-name="Standard">
      <style:text-properties officeooo:rsid="0024879e" officeooo:paragraph-rsid="0024879e"/>
    </style:style>
    <style:style style:name="P10" style:family="paragraph" style:parent-style-name="Standard">
      <style:text-properties officeooo:rsid="00265cfa" officeooo:paragraph-rsid="00265cfa"/>
    </style:style>
    <style:style style:name="P11" style:family="paragraph" style:parent-style-name="Standard">
      <style:text-properties officeooo:rsid="0026ac5a" officeooo:paragraph-rsid="0026ac5a"/>
    </style:style>
    <style:style style:name="P12" style:family="paragraph" style:parent-style-name="Standard">
      <style:text-properties officeooo:rsid="00289f0d" officeooo:paragraph-rsid="00289f0d"/>
    </style:style>
    <style:style style:name="P13" style:family="paragraph" style:parent-style-name="Standard">
      <style:text-properties fo:font-variant="normal" fo:text-transform="none" style:font-name="Segoe UI" fo:font-size="10.5pt" fo:letter-spacing="normal" fo:font-style="normal" fo:font-weight="normal" officeooo:paragraph-rsid="0020b735"/>
    </style:style>
    <style:style style:name="P14" style:family="paragraph" style:parent-style-name="Standard">
      <style:text-properties style:font-name="Liberation Serif" fo:font-size="12pt" officeooo:rsid="00289f0d" officeooo:paragraph-rsid="00289f0d" style:font-size-asian="12pt" style:font-size-complex="12pt"/>
    </style:style>
    <style:style style:name="P15" style:family="paragraph" style:parent-style-name="Standard">
      <style:text-properties officeooo:rsid="001fa622" officeooo:paragraph-rsid="001fa622"/>
    </style:style>
    <style:style style:name="T1" style:family="text">
      <style:text-properties officeooo:rsid="0020b735"/>
    </style:style>
    <style:style style:name="T2" style:family="text">
      <style:text-properties officeooo:rsid="0021cfda"/>
    </style:style>
    <style:style style:name="T3" style:family="text">
      <style:text-properties officeooo:rsid="0023bc3e"/>
    </style:style>
    <style:style style:name="T4" style:family="text">
      <style:text-properties officeooo:rsid="002e1411"/>
    </style:style>
    <style:style style:name="T5" style:family="text">
      <style:text-properties officeooo:rsid="002e7e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brane technologie DevOps zajęcia 4 05.04.2020</text:p>
      <text:p text:style-name="P1"/>
      <text:p text:style-name="P2">Redis – trzyma cac<text:span text:style-name="T5">h</text:span>e → analogia sklep internetowy: koszyk</text:p>
      <text:p text:style-name="P2">PostgresSQL – trzyma dane persystentne → analogia sk<text:span text:style-name="T4">l</text:span>ep internetowy: ceny, stan magazynu, towary, transakcje</text:p>
      <text:p text:style-name="P2"/>
      <text:p text:style-name="P3">&gt; npm install</text:p>
      <text:p text:style-name="P3">&gt; npm start</text:p>
      <text:p text:style-name="P3">&gt; sudo docker-compose up –build</text:p>
      <text:p text:style-name="P3"/>
      <text:p text:style-name="P3">&gt; docker-compose ps</text:p>
      <text:p text:style-name="P3">w kontekście konkretnego projektu!!</text:p>
      <text:p text:style-name="P3"/>
      <text:p text:style-name="P3">&gt; docker ps</text:p>
      <text:p text:style-name="P3"/>
      <text:p text:style-name="P3">&gt; sudo docker exec -it 660ed100a3b9 sh</text:p>
      <text:p text:style-name="P3"># redis-cli</text:p>
      <text:p text:style-name="P3">127.0.0.1:6379&gt; get counter</text:p>
      <text:p text:style-name="P3">"3"</text:p>
      <text:p text:style-name="P3">127.0.0.1:6379&gt; set counter 11</text:p>
      <text:p text:style-name="P3">OK</text:p>
      <text:p text:style-name="P3">127.0.0.1:6379&gt; exit</text:p>
      <text:p text:style-name="P3"># exit</text:p>
      <text:p text:style-name="P3"/>
      <text:p text:style-name="P3">&gt;curl localhost:9090/</text:p>
      <text:p text:style-name="P3">Counter:11% </text:p>
      <text:p text:style-name="P3"/>
      <text:p text:style-name="P3">dostajemy w odpowiedzi 11, bo najpierw czyta wartość, a dopiero potem ją inkrementuje</text:p>
      <text:p text:style-name="P3"/>
      <text:p text:style-name="P4">COUNTER</text:p>
      <text:p text:style-name="P4"/>
      <text:p text:style-name="P4">process.exit(0); - <text:span text:style-name="T1">zakończenie procesu ze statusem 0 oznacza, że zakończyło się prawidłowo, bo taka była jego logika;</text:span></text:p>
      <text:p text:style-name="P5">zakończenie procesu z innym statusem niż 0, oznacza, że zakończyło się z błędem</text:p>
      <text:p text:style-name="P4"/>
      <text:p text:style-name="P4"/>
      <text:p text:style-name="P5">do vi żeby ustawiły się linijki automatycznie:</text:p>
      <text:p text:style-name="P13">:set paste</text:p>
      <text:p text:style-name="P5"/>
      <text:p text:style-name="P5"/>
      <text:p text:style-name="P5"><text:span text:style-name="T2">&gt;</text:span>sudo docker-compose down</text:p>
      <text:p text:style-name="P6">&gt; sudo docker-compose up –build</text:p>
      <text:p text:style-name="P6">&gt; curl localhost:9090/</text:p>
      <text:p text:style-name="P6"/>
      <text:p text:style-name="P6"/>
      <text:p text:style-name="P6"><text:span text:style-name="T3">```</text:span>restart: always<text:span text:style-name="T3">```</text:span></text:p>
      <text:p text:style-name="P8">restartuje za każdym razem gdy zrobimy:</text:p>
      <text:p text:style-name="P7">&gt; curl localhost:9090/</text:p>
      <text:p text:style-name="P7"/>
      <text:p text:style-name="P6"><text:span text:style-name="T3">```</text:span>restart: „no”<text:span text:style-name="T3">```</text:span></text:p>
      <text:p text:style-name="P8">nierestartuje, nawet gdy będzie failure, ani gdy zrobimy:</text:p>
      <text:p text:style-name="P7">&gt; curl localhost:9090/</text:p>
      <text:p text:style-name="P7"><text:soft-page-break/></text:p>
      <text:p text:style-name="P6"><text:span text:style-name="T3">```</text:span>restart: on-failure<text:span text:style-name="T3">```</text:span></text:p>
      <text:p text:style-name="P8">restartuje gdy nie będzie process.exit(0); tylko z jakąś inną wartością np. process.exit(1);</text:p>
      <text:p text:style-name="P8"/>
      <text:p text:style-name="P8"/>
      <text:p text:style-name="P8"/>
      <text:p text:style-name="P9">&gt;yarn build</text:p>
      <text:p text:style-name="P9">&gt;tree build/</text:p>
      <text:p text:style-name="P9"/>
      <text:p text:style-name="P10">Wykonanie builda i skopiowanie do image nginx’owego tego statyczneg<text:span text:style-name="T4">o</text:span> assetu plików js, csss, jpeg, svg itd.</text:p>
      <text:p text:style-name="P10"/>
      <text:p text:style-name="P10"/>
      <text:p text:style-name="P11">&gt; sudo docker build -f Dockerfile.dev .</text:p>
      <text:p text:style-name="P11"/>
      <text:p text:style-name="P11">&gt; sudo docker run -it -p 4000:3000 0cc565783ea0</text:p>
      <text:p text:style-name="P11">uwaga trzeba dodać -’it’ ponieważ jest bug i zamyka automatycznie terminal</text:p>
      <text:p text:style-name="P12">przy uruchamianiu compose’a dodaje się opcję <text:s/>„tty=true” i wtedy działa</text:p>
      <text:p text:style-name="P11"/>
      <text:p text:style-name="P12">&gt; sudo docker system prune –all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8:33:10.536434827</meta:creation-date>
    <meta:generator>LibreOffice/6.0.7.3$Linux_X86_64 LibreOffice_project/00m0$Build-3</meta:generator>
    <dc:date>2020-06-21T02:37:18.952073484</dc:date>
    <meta:editing-duration>PT1H16M5S</meta:editing-duration>
    <meta:editing-cycles>6</meta:editing-cycles>
    <meta:document-statistic meta:table-count="0" meta:image-count="0" meta:object-count="0" meta:page-count="2" meta:paragraph-count="44" meta:word-count="237" meta:character-count="1613" meta:non-whitespace-character-count="1416"/>
  </office:meta>
</office:document-meta>
</file>